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co2" style:family="table-column">
      <style:table-column-properties fo:break-before="auto" style:column-width="7.622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737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Handler defined</text:p>
          </table:table-cell>
          <table:covered-table-cell table:number-columns-repeated="5"/>
          <table:table-cell office:value-type="string" calcext:value-type="string">
            <text:p>Additional Arguments</text:p>
          </table:table-cell>
        </table:table-row>
        <table:table-row table:style-name="ro1">
          <table:table-cell office:value-type="string" calcext:value-type="string">
            <text:p>Bus Address</text:p>
          </table:table-cell>
          <table:table-cell office:value-type="string" calcext:value-type="string">
            <text:p>Length (bytes)</text:p>
          </table:table-cell>
          <table:table-cell office:value-type="string" calcext:value-type="string">
            <text:p>State object path</text:p>
          </table:table-cell>
          <table:table-cell office:value-type="string" calcext:value-type="string">
            <text:p>Handler function path</text:p>
          </table:table-cell>
          <table:table-cell office:value-type="string" calcext:value-type="string">
            <text:p>u8 read</text:p>
          </table:table-cell>
          <table:table-cell office:value-type="string" calcext:value-type="string">
            <text:p>u8 write</text:p>
          </table:table-cell>
          <table:table-cell office:value-type="string" calcext:value-type="string">
            <text:p>u16 read</text:p>
          </table:table-cell>
          <table:table-cell office:value-type="string" calcext:value-type="string">
            <text:p>u16 write</text:p>
          </table:table-cell>
          <table:table-cell office:value-type="string" calcext:value-type="string">
            <text:p>u32 read</text:p>
          </table:table-cell>
          <table:table-cell office:value-type="string" calcext:value-type="string">
            <text:p>u32 write</text:p>
          </table:table-cell>
          <table:table-cell/>
        </table:table-row>
        <table:table-row table:style-name="ro1">
          <table:table-cell office:value-type="string" calcext:value-type="string">
            <text:p>0x000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0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4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6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00_0000</text:p>
          </table:table-cell>
          <table:table-cell office:value-type="string" calcext:value-type="string">
            <text:p>0x0000_0100</text:p>
          </table:table-cell>
          <table:table-cell office:value-type="string" calcext:value-type="string">
            <text:p>p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0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1_base_addr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0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2_base_addr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1_del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0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3_del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bios_rom_contr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spu_del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cdrom_del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1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2_del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2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common_delay_contr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4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padmc.padmc10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4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padmc.st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4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m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4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ctr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baud_relo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6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ram_size_contr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7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intc.st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7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intc.mas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8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ma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8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b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ch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9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ma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9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b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ch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A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ma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A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b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A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ch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B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ma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B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b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B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ch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C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ma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C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b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C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ch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D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ma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D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b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ch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E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ma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E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b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ch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F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dp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F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di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10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count</text:p>
          </table:table-cell>
          <table:table-cell office:value-type="string" calcext:value-type="string">
            <text:p>timers::coun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10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mode</text:p>
          </table:table-cell>
          <table:table-cell office:value-type="string" calcext:value-type="string">
            <text:p>timers::mod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1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target</text:p>
          </table:table-cell>
          <table:table-cell office:value-type="string" calcext:value-type="string">
            <text:p>timers::targe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1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count</text:p>
          </table:table-cell>
          <table:table-cell office:value-type="string" calcext:value-type="string">
            <text:p>timers::coun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1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mode</text:p>
          </table:table-cell>
          <table:table-cell office:value-type="string" calcext:value-type="string">
            <text:p>timers::mod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1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target</text:p>
          </table:table-cell>
          <table:table-cell office:value-type="string" calcext:value-type="string">
            <text:p>timers::targe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12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count</text:p>
          </table:table-cell>
          <table:table-cell office:value-type="string" calcext:value-type="string">
            <text:p>timers::coun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12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mode</text:p>
          </table:table-cell>
          <table:table-cell office:value-type="string" calcext:value-type="string">
            <text:p>timers::mod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1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target</text:p>
          </table:table-cell>
          <table:table-cell office:value-type="string" calcext:value-type="string">
            <text:p>timers::targe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800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stat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801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802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803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8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gpu.gpu1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8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gpu.gpu1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0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0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0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0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0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0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0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1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1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1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1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1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1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2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2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2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2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2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2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3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3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3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3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3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3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3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3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4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4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4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4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4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4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4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5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5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5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5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5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5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5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5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6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6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6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6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6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6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6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6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7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7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7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7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7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7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7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7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8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8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8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8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8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8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8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9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9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9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9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9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9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9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A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A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A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A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A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0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A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A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B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B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B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B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B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1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B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B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C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C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C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C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C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2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C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C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D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D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D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D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3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D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D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E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E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E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E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4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E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E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F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F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F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F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F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5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F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F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0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0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0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0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6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0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0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1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1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1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1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7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1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1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2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2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2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2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8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2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2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3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3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3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3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3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9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3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3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4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4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4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4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4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0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4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5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5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5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5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5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1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5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5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6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6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6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6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6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2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6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6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7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7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7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7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7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3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7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7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8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main_volume_le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8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main_volume_r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8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reverb_volu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key_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8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key_o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9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f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9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noi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rever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9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stat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A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unknown_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A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reverb_start_addr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A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irq_addr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A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transfer_addr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A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fif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A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ontr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A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transfer_contr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A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st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B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cd_volu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B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extern_volu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B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urrent_volume_le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B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urrent_volume_r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B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unknown_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p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pf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i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w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D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ap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D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apf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D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sa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D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E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dsa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E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di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E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F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ddi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F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ap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F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apf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F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2041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post_displ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C0_0000</text:p>
          </table:table-cell>
          <table:table-cell office:value-type="string" calcext:value-type="string">
            <text:p>0x0008_0000</text:p>
          </table:table-cell>
          <table:table-cell office:value-type="string" calcext:value-type="string">
            <text:p>bi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FFFE_0000</text:p>
          </table:table-cell>
          <table:table-cell office:value-type="string" calcext:value-type="string">
            <text:p>0x0002_0000</text:p>
          </table:table-cell>
          <table:table-cell office:value-type="string" calcext:value-type="string">
            <text:p>memory_control.cache_control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21:03:33.4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9T14:07:20.202000000</meta:creation-date>
    <dc:date>2020-04-21T22:09:19.544000000</dc:date>
    <meta:editing-duration>PT5H7M2S</meta:editing-duration>
    <meta:editing-cycles>7</meta:editing-cycles>
    <meta:generator>LibreOffice/6.4.3.2$Windows_X86_64 LibreOffice_project/747b5d0ebf89f41c860ec2a39efd7cb15b54f2d8</meta:generator>
    <meta:document-statistic meta:table-count="1" meta:cell-count="944" meta:object-count="0"/>
  </office:meta>
</office:document-meta>
</file>